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20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Cabin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position="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4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 – BUY MORE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Shunt resisto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Res – 7OHM</text:p>
          </table:table-cell>
          <table:table-cell table:style-name="ce4"/>
          <table:table-cell table:style-name="ce4" office:value-type="string" calcext:value-type="string">
            <text:p>GATE RES</text:p>
          </table:table-cell>
          <table:table-cell table:style-name="ce4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Res - 348 1%</text:p>
          </table:table-cell>
          <table:table-cell table:style-name="ce4" table:number-columns-repeated="5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8" office:value-type="string" calcext:value-type="string">
            <text:p>Schotky diode</text:p>
          </table:table-cell>
          <table:table-cell table:style-name="ce8" office:value-type="string" calcext:value-type="string">
            <text:p>ZHCS2000</text:p>
          </table:table-cell>
          <table:table-cell table:style-name="ce4" office:value-type="string" calcext:value-type="string">
            <text:p>Joint – boost schotky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4" office:value-type="string" calcext:value-type="string">
            <text:p>Cap – 0805 – 100uF</text:p>
          </table:table-cell>
          <table:table-cell table:style-name="ce4" office:value-type="string" calcext:value-type="string">
            <text:p>GRM21BR60J107ME15</text:p>
          </table:table-cell>
          <table:table-cell table:style-name="ce4" office:value-type="string" calcext:value-type="string">
            <text:p>Joint - <text:s/>Boost IN/OUT Cap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Inductor 10 uH</text:p>
          </table:table-cell>
          <table:table-cell table:style-name="ce8" office:value-type="string" calcext:value-type="string">
            <text:p>B82462G4</text:p>
          </table:table-cell>
          <table:table-cell table:style-name="ce4" office:value-type="string" calcext:value-type="string">
            <text:p>Joint – boost inducto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422 receiver</text:p>
          </table:table-cell>
          <table:table-cell table:style-name="ce4" office:value-type="string" calcext:value-type="string">
            <text:p>DS26LS32CM</text:p>
          </table:table-cell>
          <table:table-cell table:style-name="ce4" office:value-type="string" calcext:value-type="string">
            <text:p>Joint - <text:s/>RS422 receiv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ON/OFF Switch</text:p>
          </table:table-cell>
          <table:table-cell table:style-name="ce4" office:value-type="string" calcext:value-type="string">
            <text:p>MMS 124</text:p>
          </table:table-cell>
          <table:table-cell table:style-name="ce4" office:value-type="string" calcext:value-type="string">
            <text:p>Joint - <text:s/>ON/OFF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table:style-name="ce4" office:value-type="string" calcext:value-type="string">
            <text:p>Joint – buck reg.</text:p>
          </table:table-cell>
          <table:table-cell table:style-name="ce4"/>
          <table:table-cell table:style-name="ce4" office:value-type="string" calcext:value-type="string">
            <text:p>MANGLER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/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table:style-name="ce4" office:value-type="string" calcext:value-type="string">
            <text:p>Joint – buff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 table:number-columns-repeated="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/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table:style-name="ce4" office:value-type="string" calcext:value-type="string">
            <text:p>Joint – LED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/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table:style-name="ce4" office:value-type="string" calcext:value-type="string">
            <text:p>Joint – voltage level shif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/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table:style-name="ce4" office:value-type="string" calcext:value-type="string">
            <text:p>Joint – DCDC boost reg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Default"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office:value-type="string" calcext:value-type="string">
            <text:p>RES – 0805 – 348R</text:p>
          </table:table-cell>
          <table:table-cell table:number-columns-repeated="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office:value-type="string" calcext:value-type="string">
            <text:p>RES – 0805 – 430R</text:p>
          </table:table-cell>
          <table:table-cell table:number-columns-repeated="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office:value-type="string" calcext:value-type="string">
            <text:p>RES – 0805 – 2.7K</text:p>
          </table:table-cell>
          <table:table-cell table:number-columns-repeated="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office:value-type="string" calcext:value-type="string">
            <text:p>RES – 0805 – 45.3K</text:p>
          </table:table-cell>
          <table:table-cell table:number-columns-repeated="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RES – 0805 – 3.74K</text:p>
          </table:table-cell>
          <table:table-cell table:number-columns-repeated="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office:value-type="string" calcext:value-type="string">
            <text:p>RES – 0805 – 11.5K</text:p>
          </table:table-cell>
          <table:table-cell table:number-columns-repeated="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RES – 0805 – 3K</text:p>
          </table:table-cell>
          <table:table-cell table:number-columns-repeated="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RES – 0805 – 120R</text:p>
          </table:table-cell>
          <table:table-cell table:number-columns-repeated="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2"/>
        </table:table-row>
        <table:table-row table:style-name="ro2" table:number-rows-repeated="104848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7:05:58.40015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2-06T17:06:10.577721769</dc:date>
    <meta:editing-duration>PT16H31M6S</meta:editing-duration>
    <meta:editing-cycles>35</meta:editing-cycles>
    <meta:generator>LibreOffice/5.1.6.2$Linux_X86_64 LibreOffice_project/10m0$Build-2</meta:generator>
    <meta:document-statistic meta:table-count="1" meta:cell-count="429" meta:object-count="0"/>
  </office:meta>
</office:document-meta>
</file>